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cdcdc" draw:textarea-horizontal-align="justify" draw:textarea-vertical-align="middle" draw:auto-grow-height="false" fo:min-height="24.25cm" fo:min-width="16.1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9.55cm" fo:min-width="2.9cm"/>
    </style:style>
    <style:style style:name="gr3" style:family="graphic" style:parent-style-name="objectwithoutfill">
      <style:graphic-properties draw:stroke="dash" draw:stroke-dash="Long_20_Dot" draw:marker-end="Arrow" draw:marker-end-width="0.3cm" draw:fill="solid" draw:textarea-vertical-align="middle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.15cm" fo:min-width="2.9cm"/>
    </style:style>
    <style:style style:name="P1" style:family="paragraph">
      <loext:graphic-properties draw:fill="solid" draw:fill-color="#dcdcdc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22pt" style:font-size-asian="18pt" style:font-size-complex="18pt"/>
    </style:style>
    <style:style style:name="P6" style:family="paragraph">
      <loext:graphic-properties draw:fill="none" draw:fill-color="#ffffff"/>
      <style:text-properties fo:font-size="22pt" style:font-size-asian="18pt" style:font-size-complex="18pt"/>
    </style:style>
    <style:style style:name="T1" style:family="text">
      <style:text-properties fo:font-size="2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6cm" svg:height="24.5cm" svg:x="2.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cm" svg:height="9.8cm" svg:x="10.2cm" svg:y="2.6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9cm" svg:y1="2.8cm" svg:x2="11.9cm" svg:y2="12.3cm">
          <text:p/>
        </draw:line>
        <draw:line draw:style-name="gr4" draw:text-style-name="P3" draw:layer="layout" svg:x1="7.4cm" svg:y1="3.8cm" svg:x2="10.2cm" svg:y2="2.8cm">
          <text:p/>
        </draw:line>
        <draw:line draw:style-name="gr4" draw:text-style-name="P3" draw:layer="layout" svg:x1="10.204cm" svg:y1="12.29cm" svg:x2="7.396cm" svg:y2="11.312cm">
          <text:p/>
        </draw:line>
        <draw:frame draw:style-name="gr5" draw:text-style-name="P4" draw:layer="layout" svg:width="3.288cm" svg:height="0.962cm" svg:x="4.7cm" svg:y="3.7cm">
          <draw:text-box>
            <text:p>Start here</text:p>
          </draw:text-box>
        </draw:frame>
        <draw:frame draw:style-name="gr5" draw:text-style-name="P4" draw:layer="layout" svg:width="3.635cm" svg:height="0.962cm" svg:x="4.7cm" svg:y="10.4cm">
          <draw:text-box>
            <text:p>Finish here</text:p>
          </draw:text-box>
        </draw:frame>
        <draw:frame draw:style-name="gr5" draw:text-style-name="P4" draw:layer="layout" svg:width="3.249cm" svg:height="1.673cm" svg:x="6.5cm" svg:y="6.3cm">
          <draw:text-box>
            <text:p>Examine<text:line-break/>every row</text:p>
          </draw:text-box>
        </draw:frame>
        <draw:custom-shape draw:style-name="gr2" draw:text-style-name="P2" draw:layer="layout" svg:width="3.4cm" svg:height="9.8cm" svg:x="14.6cm" svg:y="15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4cm" svg:height="0.4cm" svg:x="10.1cm" svg:y="16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4cm" svg:height="0.4cm" svg:x="10.1cm" svg:y="17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4cm" svg:height="0.4cm" svg:x="10.1cm" svg:y="17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4cm" svg:height="0.4cm" svg:x="10.1cm" svg:y="18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4cm" svg:height="0.4cm" svg:x="10.1cm" svg:y="19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4cm" svg:height="0.4cm" svg:x="10.1cm" svg:y="19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4cm" svg:height="0.4cm" svg:x="10.1cm" svg:y="20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4cm" svg:height="0.4cm" svg:x="10.1cm" svg:y="21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4cm" svg:height="0.4cm" svg:x="10.1cm" svg:y="2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4cm" svg:height="0.4cm" svg:x="10.1cm" svg:y="22.7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288cm" svg:height="0.962cm" svg:x="6.001cm" svg:y="16.6cm">
          <draw:text-box>
            <text:p>Start here</text:p>
          </draw:text-box>
        </draw:frame>
        <draw:frame draw:style-name="gr5" draw:text-style-name="P4" draw:layer="layout" svg:width="3.635cm" svg:height="0.962cm" svg:x="6.001cm" svg:y="23.3cm">
          <draw:text-box>
            <text:p>Finish here</text:p>
          </draw:text-box>
        </draw:frame>
        <draw:custom-shape draw:style-name="gr6" draw:text-style-name="P2" draw:layer="layout" svg:width="3.4cm" svg:height="0.4cm" svg:x="5.6cm" svg:y="19.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8.2cm" svg:y1="17.6cm" svg:x2="7.1cm" svg:y2="19.7cm">
          <text:p/>
        </draw:line>
        <draw:line draw:style-name="gr4" draw:text-style-name="P3" draw:layer="layout" svg:x1="9.1cm" svg:y1="19.9cm" svg:x2="10.2cm" svg:y2="17.9cm">
          <text:p/>
        </draw:line>
        <draw:line draw:style-name="gr4" draw:text-style-name="P3" draw:layer="layout" svg:x1="13.6cm" svg:y1="18.1cm" svg:x2="14.6cm" svg:y2="23.8cm">
          <text:p/>
        </draw:line>
        <draw:custom-shape draw:style-name="gr6" draw:text-style-name="P2" draw:layer="layout" svg:width="3.4cm" svg:height="0.4cm" svg:x="14.6cm" svg:y="23.5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4.6cm" svg:y1="23.8cm" svg:x2="9.6cm" svg:y2="23.8cm">
          <text:p/>
        </draw:line>
        <draw:frame draw:style-name="gr5" draw:text-style-name="P6" draw:layer="layout" svg:width="6.543cm" svg:height="1.119cm" svg:x="3.2cm" svg:y="2cm">
          <draw:text-box>
            <text:p text:style-name="P5"><text:span text:style-name="T1">Unindexed Query</text:span></text:p>
          </draw:text-box>
        </draw:frame>
        <draw:frame draw:style-name="gr5" draw:text-style-name="P6" draw:layer="layout" svg:width="5.595cm" svg:height="1.119cm" svg:x="3.201cm" svg:y="15.201cm">
          <draw:text-box>
            <text:p text:style-name="P5"><text:span text:style-name="T1">Indexed Quer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7T14:00:13.679710917</meta:creation-date>
    <dc:date>2020-08-17T16:18:41.491189184</dc:date>
    <meta:editing-duration>PT1H36M27S</meta:editing-duration>
    <meta:editing-cycles>1</meta:editing-cycles>
    <meta:document-statistic meta:object-count="29"/>
    <meta:generator>LibreOffice/6.4.4.2$Linux_X86_64 LibreOffice_project/40$Build-2</meta:generator>
  </office:meta>
</office:document-meta>
</file>